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3a99edc" officeooo:paragraph-rsid="03ad6170"/>
    </style:style>
    <style:style style:name="P4" style:family="paragraph" style:parent-style-name="Text_20_body">
      <style:text-properties officeooo:rsid="03a99edc" officeooo:paragraph-rsid="03cb0b27"/>
    </style:style>
    <style:style style:name="P5" style:family="paragraph" style:parent-style-name="Text_20_body">
      <style:text-properties officeooo:rsid="03ade1eb" officeooo:paragraph-rsid="03ade1eb"/>
    </style:style>
    <style:style style:name="P6" style:family="paragraph" style:parent-style-name="Text_20_body">
      <style:text-properties officeooo:rsid="03bc1660" officeooo:paragraph-rsid="03bc1660"/>
    </style:style>
    <style:style style:name="P7" style:family="paragraph" style:parent-style-name="Text_20_body">
      <style:text-properties officeooo:rsid="03dd2fb8" officeooo:paragraph-rsid="03dd2fb8"/>
    </style:style>
    <style:style style:name="P8" style:family="paragraph" style:parent-style-name="Text_20_body">
      <style:text-properties officeooo:paragraph-rsid="03dd2fb8"/>
    </style:style>
    <style:style style:name="P9" style:family="paragraph" style:parent-style-name="Text_20_body">
      <style:text-properties officeooo:rsid="03f3e188" officeooo:paragraph-rsid="03f3e188"/>
    </style:style>
    <style:style style:name="P10" style:family="paragraph" style:parent-style-name="Text_20_body">
      <style:text-properties officeooo:rsid="03b22e98" officeooo:paragraph-rsid="03dd2fb8"/>
    </style:style>
    <style:style style:name="P11" style:family="paragraph" style:parent-style-name="Text_20_body">
      <style:text-properties officeooo:rsid="03a61840" officeooo:paragraph-rsid="03f78eb2"/>
    </style:style>
    <style:style style:name="P12" style:family="paragraph" style:parent-style-name="Heading_20_1">
      <style:text-properties officeooo:rsid="03a61840" officeooo:paragraph-rsid="03a61840"/>
    </style:style>
    <style:style style:name="P13" style:family="paragraph" style:parent-style-name="Text_20_body" style:list-style-name="L1">
      <style:text-properties officeooo:rsid="03bc1660" officeooo:paragraph-rsid="03bc1660"/>
    </style:style>
    <style:style style:name="P14" style:family="paragraph" style:parent-style-name="Text_20_body" style:list-style-name="L1">
      <style:text-properties officeooo:rsid="03beb0db" officeooo:paragraph-rsid="03fee4f0"/>
    </style:style>
    <style:style style:name="P15" style:family="paragraph" style:parent-style-name="Text_20_body" style:list-style-name="L1">
      <style:text-properties officeooo:rsid="03c7f817" officeooo:paragraph-rsid="03c7f817"/>
    </style:style>
    <style:style style:name="P16" style:family="paragraph" style:parent-style-name="Text_20_body">
      <style:text-properties officeooo:paragraph-rsid="03cf452d"/>
    </style:style>
    <style:style style:name="T1" style:family="text">
      <style:text-properties fo:font-weight="bold" style:font-weight-asian="bold" style:font-weight-complex="bold"/>
    </style:style>
    <style:style style:name="T2" style:family="text">
      <style:text-properties fo:font-weight="bold" officeooo:rsid="03f78eb2" style:font-weight-asian="bold" style:font-weight-complex="bold"/>
    </style:style>
    <style:style style:name="T3" style:family="text">
      <style:text-properties fo:font-weight="bold" officeooo:rsid="03ce6626" style:font-weight-asian="bold" style:font-weight-complex="bold"/>
    </style:style>
    <style:style style:name="T4" style:family="text">
      <style:text-properties officeooo:rsid="03ab7527"/>
    </style:style>
    <style:style style:name="T5" style:family="text">
      <style:text-properties officeooo:rsid="03ab7950"/>
    </style:style>
    <style:style style:name="T6" style:family="text">
      <style:text-properties fo:font-style="italic" style:font-style-asian="italic" style:font-style-complex="italic"/>
    </style:style>
    <style:style style:name="T7" style:family="text">
      <style:text-properties fo:font-style="italic" officeooo:rsid="03b1500c" style:font-style-asian="italic" style:font-style-complex="italic"/>
    </style:style>
    <style:style style:name="T8" style:family="text">
      <style:text-properties fo:font-style="italic" fo:font-weight="normal" officeooo:rsid="03ab7527" style:font-style-asian="italic" style:font-weight-asian="normal" style:font-style-complex="italic" style:font-weight-complex="normal"/>
    </style:style>
    <style:style style:name="T9" style:family="text">
      <style:text-properties officeooo:rsid="03b1500c"/>
    </style:style>
    <style:style style:name="T10" style:family="text">
      <style:text-properties officeooo:rsid="03b3d0cb"/>
    </style:style>
    <style:style style:name="T11" style:family="text">
      <style:text-properties officeooo:rsid="03b575c1"/>
    </style:style>
    <style:style style:name="T12" style:family="text">
      <style:text-properties officeooo:rsid="03c159b8"/>
    </style:style>
    <style:style style:name="T13" style:family="text">
      <style:text-properties officeooo:rsid="03c4688f"/>
    </style:style>
    <style:style style:name="T14" style:family="text">
      <style:text-properties officeooo:rsid="03d2463a"/>
    </style:style>
    <style:style style:name="T15" style:family="text">
      <style:text-properties officeooo:rsid="03d43446"/>
    </style:style>
    <style:style style:name="T16" style:family="text">
      <style:text-properties officeooo:rsid="03d8ef8a"/>
    </style:style>
    <style:style style:name="T17" style:family="text">
      <style:text-properties officeooo:rsid="03ddeea7"/>
    </style:style>
    <style:style style:name="T18" style:family="text">
      <style:text-properties officeooo:rsid="03ecc34e"/>
    </style:style>
    <style:style style:name="T19" style:family="text">
      <style:text-properties officeooo:rsid="03ed7d59"/>
    </style:style>
    <style:style style:name="T20" style:family="text">
      <style:text-properties officeooo:rsid="03f2619a"/>
    </style:style>
    <style:style style:name="T21" style:family="text">
      <style:text-properties officeooo:rsid="03f59297"/>
    </style:style>
    <style:style style:name="T22" style:family="text">
      <style:text-properties officeooo:rsid="03f78eb2"/>
    </style:style>
    <style:style style:name="T23" style:family="text">
      <style:text-properties officeooo:rsid="03ce6626"/>
    </style:style>
    <style:style style:name="T24" style:family="text">
      <style:text-properties officeooo:rsid="03fe7136"/>
    </style:style>
    <style:style style:name="T25" style:family="text">
      <style:text-properties officeooo:rsid="03fee4f0"/>
    </style:style>
    <style:style style:name="T26" style:family="text">
      <style:text-properties officeooo:rsid="03ff13b8"/>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מבנה זיכרון ושפת ++C - <text:span text:style-name="T15">תרגילים</text:span></text:h>
      <text:p text:style-name="P11"><text:span text:style-name="T5">התרגילים</text:span> נועדו עבורכם הסטודנטים<text:span text:style-name="T5">! אנחנו עובדים קשה כדי להכין עבורכם תרגילים שיעזרו לכם </text:span>להבין את החומר הנלמד.<text:span text:style-name="T19"> <text:s/></text:span>נשתדל (בלי נדר) לתת תרגיל בית בכל שבוע<text:span text:style-name="T16">. התרגילים יהוו כ-20% מהציון הסופי. </text:span></text:p>
      <text:p text:style-name="P16"><text:span text:style-name="T3">הנחיות כלליות</text:span><text:span text:style-name="T23">: יש לפתור את התרגילים בשפת ++C, ולהשתמש בחומר שנלמד בכיתה לפי הצורך. <text:line-break/>מותר להשתמש בתכונות מתקדמות של השפה שעדיין לא נלמדו בכיתה.<text:line-break/>מותר להיעזר בקוד מהאינטרנט בתנאים הבאים: (א) חובה לציין בפירוש את המקור בגוף התוכנית שלכם. <text:s text:c="2"/>(ב) חובה לוודא שהקוד שהעתקתם תקין ועובד. לא יתקבלו טענות מסוג "הבאג לא באשמתי, הוא היה בקוד שהעתקתי...". <text:s text:c="2"/>(ג) חובה להבין את הקוד שהעתקתם כך שתוכלו להסבירו בעל-פה.</text:span></text:p>
      <text:p text:style-name="P6"><text:span text:style-name="T1">הבדיקה</text:span>: התרגילים ייבדקו בדרכים שונות<text:span text:style-name="T14"> שייקבעו בהמשך לכל תרגיל בנפרד:</text:span></text:p>
      <text:list xml:id="list8717129473485891429" text:style-name="L1">
        <text:list-item>
          <text:p text:style-name="P13">בדיקה אוטומטית - ע"י <text:span text:style-name="T13">הגשה לאתר מיוחד כפי שיוסבר בתירגול</text:span>. <text:span text:style-name="T25">יינתן ציון על נכונות הפלט.</text:span></text:p>
        </text:list-item>
        <text:list-item>
          <text:p text:style-name="P14">קריאת קוד <text:span text:style-name="T25">ללא ציון </text:span>- <text:span text:style-name="T25">המתרגלים ייתנו לכם הערות מילוליות לשיפור הקוד.</text:span></text:p>
        </text:list-item>
        <text:list-item>
          <text:p text:style-name="P14"><text:span text:style-name="T25">קריאת קוד עם ציון - יינתן ציון על קריאוּת הקוד, תיכנון המערכת ועקרונות הנדסת תוכנה.</text:span></text:p>
        </text:list-item>
        <text:list-item>
          <text:p text:style-name="P15">בדיקה פרונטלית - <text:span text:style-name="T18">המתרגלים </text:span>יזמינו חלק מהסטודנטים באקראי שיסבירו את הפתרון שלהם לפני הכיתה<text:span text:style-name="T26"> בשעת התירגול</text:span>.</text:p>
        </text:list-item>
      </text:list>
      <text:p text:style-name="P11"><text:span text:style-name="T2">שימו לב</text:span><text:span text:style-name="T22">: גם תרגילים שלא ייבדקו, ייכללו בחומר הקורס, וחלקם יופיעו כשאלות במבחן.</text:span></text:p>
      <text:p text:style-name="P3"><text:span text:style-name="T1">איחורים</text:span>: <text:span text:style-name="T4"><text:s text:c="2"/></text:span>אין אפשרות להגיש באיחור. <text:span text:style-name="T4">אחת ממטרות הקורס היא לאמן אתכם לעמוד בזמנים. בנוסף, חלק מהתרגילים ייבדקו ע"י בודק חיצוני העובד ביום מסויים בשבוע, הוא אמור לסיים את כל הבדיקה באותו יום כדי שתוכלו לקבל ציון מייד. לכן יש להגיש את כל התרגילים לפני יום הבדיקה.</text:span></text:p>
      <text:p text:style-name="P4"><text:span text:style-name="T4">מי שיש לו סיבה מוצדקת המונעת ממנו להגיש את התרגיל בזמן, יכול לבקש </text:span><text:span text:style-name="T8">פטור</text:span><text:span text:style-name="T4"> מהתרגיל (אבל לא דחיה). "פטור" משמעו שהתרגיל לא ייכלל בחישוב ממוצע התרגילים. <text:s text:c="2"/>כדי לבקש פטור, יש להגיש את הבקשה, עם כל המסמכים המצדיקים אותה, בטופס הגשת התרגיל במוּדל, עד תאריך ההגשה. </text:span><text:span text:style-name="T8">שימו לב!</text:span><text:span text:style-name="T4"> מי שלא יגיש בקשה בזמן - בקשתו לא תתקבל וציונו יהיה 0. <text:s text:c="4"/>מומלץ לא לשלוח בקשות לדחיה בדואל, כי אנחנו מקבלים המון דואל והבקשה שלכם עלולה ללכת לאיבוד. </text:span></text:p>
      <text:p text:style-name="P5"><text:span text:style-name="T6">דוגמאות לסיבות מוצדקות</text:span>: לידה (בצירוף תעודת לידה), מילואים (<text:span text:style-name="T9">+צו קריאה), מחלה (+אישור רופא).</text:span></text:p>
      <text:p text:style-name="P8"><text:span text:style-name="T7">דוגמאות לסיבות לא מוצדקות</text:span><text:span text:style-name="T9">: "צריך להגיש עד 12 בלילה, הגשתי ב-11 בלילה ושרת ההגשות לא עבד". -- אנחנו יודעים ששרתים נוטים להפסיק לעבוד בדיוק כשצריך להגיש... צריך להתכונן לזה מראש ולהתחיל את ההגשה לפחות יום אחד לפני התאריך האחרון. <text:s/></text:span></text:p>
      <text:p text:style-name="P9">"התחלתי <text:span text:style-name="T21">לעבוד על </text:span>התרגיל יום לפני תאריך ההגשה ואז גיליתי שאני לא מבין את ההוראות אבל לא הצלחתי לתפוס את המתרגל כדי שיסביר לי" - כנ"ל.</text:p>
      <text:p text:style-name="P7">"שמעתי את ההרצאה רק ביום שלישי כך שהיה לי פחות משבוע עד תאריך ההגשה". -- <text:span text:style-name="T24">רוב </text:span>התרגילים מתייחסים לחומר של הרצאה קודמת<text:span text:style-name="T24">.</text:span> אפשר <text:span text:style-name="T24">ורצוי </text:span>להתחי<text:span text:style-name="T17">ל לפתור </text:span>אותם עוד לפני ההרצאה החדשה.</text:p>
      <text:p text:style-name="P10">מקרים אחרים יישקלו לגופם. יש להגיש מכתב בתיבת-ההגשה של התרגיל עד לתאריך ההגשה. <text:s/><text:span text:style-name="T10">ה</text:span>החלטה בכל המקרים תתקבל בסוף הסמסטר<text:span text:style-name="T11"> בחישוב הציון הסופ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04T14:58:27.817548950</dc:date>
    <meta:editing-duration>P8DT7H42M1S</meta:editing-duration>
    <meta:editing-cycles>934</meta:editing-cycles>
    <meta:document-statistic meta:table-count="0" meta:image-count="0" meta:object-count="0" meta:page-count="1" meta:paragraph-count="18" meta:word-count="447" meta:character-count="2540" meta:non-whitespace-character-count="2096"/>
  </office:meta>
</office:document-meta>
</file>